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2"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3"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4"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5"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6" style:family="paragraph" style:parent-style-name="List_20_Paragraph"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7" style:family="paragraph" style:parent-style-name="List_20_Paragraph"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8" style:family="paragraph" style:parent-style-name="List_20_Paragraph"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indent="0cm" style:auto-text-indent="false"/>
      <style:text-properties officeooo:paragraph-rsid="001b6683"/>
    </style:style>
    <style:style style:name="P11"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text-properties officeooo:paragraph-rsid="001b6683"/>
    </style:style>
    <style:style style:name="P12"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text-properties officeooo:paragraph-rsid="001b6683"/>
    </style:style>
    <style:style style:name="P13"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style>
    <style:style style:name="P14"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fo:background-color="transparent" style:writing-mode="lr-tb"/>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text-properties officeooo:paragraph-rsid="001c9486"/>
    </style:style>
    <style:style style:name="P17"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fo:background-color="transparent" style:writing-mode="lr-tb"/>
      <style:text-properties officeooo:paragraph-rsid="001db52a"/>
    </style:style>
    <style:style style:name="T1" style:family="text">
      <style:text-properties fo:font-weight="bold" style:font-weight-asian="bold" style:font-weight-complex="bold"/>
    </style:style>
    <style:style style:name="T2" style:family="text">
      <style:text-properties fo:font-weight="bold" officeooo:rsid="001c9486" style:font-weight-asian="bold" style:font-weight-complex="bold"/>
    </style:style>
    <style:style style:name="T3" style:family="text">
      <style:text-properties style:font-name-complex="Calibri1"/>
    </style:style>
    <style:style style:name="T4" style:family="text">
      <style:text-properties officeooo:rsid="001bf67d" style:font-name-complex="Calibri1"/>
    </style:style>
    <style:style style:name="T5" style:family="text">
      <style:text-properties officeooo:rsid="001b6683"/>
    </style:style>
    <style:style style:name="T6" style:family="text">
      <style:text-properties officeooo:rsid="001bf67d"/>
    </style:style>
    <style:style style:name="T7" style:family="text">
      <style:text-properties officeooo:rsid="001c94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Assignment agreement</text:span></text:p>
      <text:p text:style-name="Standard"/>
      <text:p text:style-name="P11"><text:span text:style-name="T5">Parties</text:span></text:p>
      <text:p text:style-name="P13">1. <text:s/><text:tab/>Mrs / Mr / company [ name ], residing / located at the address [ address ], hereinafter referred to as ‘’<text:span text:style-name="T1">client</text:span>‘’;</text:p>
      <text:p text:style-name="P10">and</text:p>
      <text:p text:style-name="P11">2. <text:s/><text:tab/>Mrs / Mr / company [ name ], residing/ located at the address [ address ], hereinafter referred to as ‘’<text:span text:style-name="T2">c</text:span><text:span text:style-name="T1">ontractor</text:span>‘’;</text:p>
      <text:p text:style-name="Standard"/>
      <text:p text:style-name="P13">Agree that:</text:p>
      <text:p text:style-name="P14">1. Client commissions <text:span text:style-name="T7">c</text:span>ontractor for [assignment].</text:p>
      <text:p text:style-name="P14">2. The performance of the assignment must, in any event, meet the following conditions:</text:p>
      <text:p text:style-name="P14"><text:tab/>- [...]</text:p>
      <text:p text:style-name="P14"><text:tab/>- [...]</text:p>
      <text:p text:style-name="P14"><text:tab/>- […]</text:p>
      <text:p text:style-name="P17">3. <text:s/>For carrying out the assignment the parties agree on a total amount of € [...],- [incl./exc. VAT ] / a daily rate of € [...],- <text:s/>[incl./exc. VAT ]/ hourly rate of € [...],- [incl./exc. VAT ].</text:p>
      <text:p text:style-name="P14">4. If the client is of the opinion that the contractor does not execute the order properly or on time, the client shall give the contractor a proper notice of default. If the contractor fails to fulfil obligations even after the notice of default, the client will be entitled to terminate the agreement without being liable for compensation.</text:p>
      <text:p text:style-name="P14">5. This agreement ends as soon as the order has been fulfilled / This agreement is entered into for the duration of [...] months / This agreement is entered into for an indefinite period. Parties may terminate this agreement with a notice period of [...] weeks/months.</text:p>
      <text:p text:style-name="Standard"><text:tab/></text:p>
      <text:p text:style-name="P16">Thus agreed and signed at [ place ] on [ date ] <text:s/></text:p>
      <text:p text:style-name="P14"/>
      <text:p text:style-name="P14"><text:tab/><text:span text:style-name="T7">Client</text:span><text:tab/><text:tab/><text:tab/><text:tab/><text:tab/><text:tab/><text:tab/><text:span text:style-name="T7">Contractor</text:span></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sper Gevers</meta:initial-creator>
    <meta:editing-cycles>2</meta:editing-cycles>
    <meta:creation-date>2020-04-16T19:25:00</meta:creation-date>
    <dc:date>2024-07-25T20:31:50.093022391</dc:date>
    <meta:editing-duration>PT20M33S</meta:editing-duration>
    <meta:generator>LibreOffice/7.3.7.2$Linux_X86_64 LibreOffice_project/30$Build-2</meta:generator>
    <meta:document-statistic meta:table-count="0" meta:image-count="0" meta:object-count="0" meta:page-count="1" meta:paragraph-count="17" meta:word-count="232" meta:character-count="1318" meta:non-whitespace-character-count="1083"/>
    <meta:user-defined meta:name="AppVersion">16.0000</meta:user-defined>
    <meta:template xlink:type="simple" xlink:actuate="onRequest" xlink:title="Normal" xlink:href=""/>
  </office:meta>
</office:document-meta>
</file>